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loext:graphic-properties draw:fill="solid" draw:fill-color="#f8f8f8"/>
      <style:paragraph-properties style:writing-mode="lr-tb"/>
    </style:style>
    <style:style style:name="T1" style:family="text">
      <style:text-properties officeooo:rsid="00082884"/>
    </style:style>
    <style:style style:name="T2" style:family="text">
      <style:text-properties fo:color="#008000" fo:language="zxx" fo:country="none" fo:font-style="normal" style:text-underline-style="none" fo:font-weight="bold" fo:background-color="transparent"/>
    </style:style>
    <style:style style:name="T3" style:family="text">
      <style:text-properties fo:color="#000000" fo:language="zxx" fo:country="none" fo:font-style="normal" style:text-underline-style="none" fo:font-weight="normal" fo:background-color="transparent"/>
    </style:style>
    <style:style style:name="T4" style:family="text">
      <style:text-properties fo:color="#0000ff" fo:language="zxx" fo:country="none" fo:font-style="normal" style:text-underline-style="none" fo:font-weight="bold" fo:background-color="transparent"/>
    </style:style>
    <style:style style:name="T5" style:family="text">
      <style:text-properties fo:color="#666666" fo:language="zxx" fo:country="none" fo:font-style="normal" style:text-underline-style="none" fo:font-weight="normal" fo:background-color="transparent"/>
    </style:style>
    <style:style style:name="T6" style:family="text">
      <style:text-properties fo:color="#b00040" fo:language="zxx" fo:country="none" fo:font-style="normal" style:text-underline-style="none" fo:font-weight="normal" fo:background-color="transparent"/>
    </style:style>
    <style:style style:name="T7" style:family="text">
      <style:text-properties fo:color="#0000ff" fo:language="zxx" fo:country="none" fo:font-style="normal" style:text-underline-style="none" fo:font-weight="normal" fo:background-color="transparent"/>
    </style:style>
    <style:style style:name="T8" style:family="text">
      <style:text-properties fo:color="#7d9029" fo:language="zxx" fo:country="none" fo:font-style="normal" style:text-underline-style="none" fo:font-weight="normal" fo:background-color="transparent"/>
    </style:style>
    <style:style style:name="T9" style:family="text">
      <style:text-properties fo:color="#ba2121" fo:language="zxx" fo:country="none" fo:font-style="normal" style:text-underline-style="none" fo:font-weight="normal"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ch2_options="{'Style': 'default', 'Language': 'Java', 'UseCharStyles': False, 'LineNumberRatio': 100, 'LineNumberStart': 1, 'MasterCharStyle': '', 'ShowLineNumbers': 0, 'ColourizeBackground': 1, 'LineNumberSeparator': '  ', 'StoreOptionsWithSnippet': 1}" draw:stroke="none" svg:stroke-color="#000000" draw:fill="solid" draw:fill-color="#f8f8f8" fo:min-height="2.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text:span>ie funktioniert ein java programm?</text:p>
      <text:p text:style-name="Text_20_body">Ein Java-Programm besteht aus einer oder mehreren Klassen, die in Java-Dateien gespeichert sind. Jede Klasse enthält Methoden, die bestimmte Aufgaben ausführen, sowie Variablen, die zur Speicherung von Daten verwendet werden.</text:p>
      <text:p text:style-name="Text_20_body">Um ein Java-Programm auszuführen, muss es zunächst von einem Java-Compiler in Maschinencode übersetzt werden. Der Maschinencode wird dann vom Java Virtual Machine (JVM) interpretiert und ausgeführt.</text:p>
      <text:p text:style-name="Text_20_body">Ein Java-Programm beginnt normalerweise mit der main-Methode, die als Einstiegspunkt für das Programm dient. Die main-Methode ist eine spezielle Methode, die von der JVM aufgerufen wird, wenn das Programm gestartet wird. Innerhalb der main-Methode können dann andere Methoden aufgerufen werden, um bestimmte Aufgaben auszuführen.</text:p>
      <text:p text:style-name="Text_20_body">Ein Beispiel für ein einfaches Java-Programm wäre:</text:p>
      <text:p text:style-name="Standard"><draw:frame text:anchor-type="paragraph" draw:z-index="0" draw:name="Form1" draw:style-name="gr1" draw:text-style-name="P4" svg:width="9.356cm" svg:height="2.791cm" svg:x="2.644cm" svg:y="0.631cm"><draw:text-box><text:p><text:span text:style-name="T2">public</text:span><text:span text:style-name="T3"> </text:span><text:span text:style-name="T2">class</text:span><text:span text:style-name="T3"> </text:span><text:span text:style-name="T4">HelloWorld</text:span><text:span text:style-name="T3"> </text:span><text:span text:style-name="T5">{</text:span></text:p><text:p><text:span text:style-name="T3"><text:s text:c="2"/></text:span><text:span text:style-name="T2">public</text:span><text:span text:style-name="T3"> </text:span><text:span text:style-name="T2">static</text:span><text:span text:style-name="T3"> </text:span><text:span text:style-name="T6">void</text:span><text:span text:style-name="T3"> </text:span><text:span text:style-name="T7">main</text:span><text:span text:style-name="T5">(</text:span><text:span text:style-name="T3">String</text:span><text:span text:style-name="T5">[]</text:span><text:span text:style-name="T3"> args</text:span><text:span text:style-name="T5">)</text:span><text:span text:style-name="T3"> </text:span><text:span text:style-name="T5">{</text:span></text:p><text:p><text:span text:style-name="T3"><text:s text:c="4"/></text:span><text:span text:style-name="T3">System</text:span><text:span text:style-name="T5">.</text:span><text:span text:style-name="T8">out</text:span><text:span text:style-name="T5">.</text:span><text:span text:style-name="T8">println</text:span><text:span text:style-name="T5">(</text:span><text:span text:style-name="T9">"Hello, World!"</text:span><text:span text:style-name="T5">);</text:span></text:p><text:p><text:span text:style-name="T3"><text:s text:c="2"/></text:span><text:span text:style-name="T5">}</text:span></text:p><text:p><text:span text:style-name="T5">}</text:span></text:p></draw:text-box></draw:frame></text:p>
      <text:p text:style-name="Standard"/>
      <text:p text:style-name="Standard"/>
      <text:p text:style-name="Standard"/>
      <text:p text:style-name="Standard"/>
      <text:p text:style-name="Standard"/>
      <text:p text:style-name="Standard"/>
      <text:p text:style-name="Standard"/>
      <text:p text:style-name="Text_20_body">Dieses Programm definiert eine Klasse namens "HelloWorld" mit einer main-Methode, die eine Ausgabe mit dem Text "Hello, World!" auf der Konsole macht.</text:p>
      <text:p text:style-name="Text_20_body">Um dieses Programm auszuführen, muss es zunächst mit einem Java-Compiler in Maschinencode übersetzt werden. Anschließend kann es mit der JVM ausgeführt werden, indem man den Befehl "java HelloWorld" in der Konsole eingibt.</text:p>
      <text:p text:style-name="Standard"/>
      <text:p text:style-name="Text_20_body">Die bunten Wörter im Code sind Schlüsselwörter oder Reservierte Wörter, die von der Java-Sprache für bestimmte Zwecke reserviert sind und die von der Java-Compiler-Software verwendet werden, um den Code zu analysieren und zu übersetzen.</text:p>
      <text:p text:style-name="Text_20_body">Einige Beispiele für reservierte Wörter in Java sind:</text:p>
      <text:list xml:id="list1362362282" text:style-name="L1">
        <text:list-item>
          <text:p text:style-name="P3"><text:span text:style-name="Source_20_Text">public</text:span>: Dieses Schlüsselwort wird verwendet, um anzugeben, dass eine Klasse, eine Methode oder eine Variable für andere Klassen und Pakete zugänglich ist.</text:p>
        </text:list-item>
        <text:list-item>
          <text:p text:style-name="P3"><text:span text:style-name="Source_20_Text">class</text:span>: Dieses Schlüsselwort wird verwendet, um eine Klasse in Java zu definieren.</text:p>
        </text:list-item>
        <text:list-item>
          <text:p text:style-name="P3"><text:span text:style-name="Source_20_Text">static</text:span>: Dieses Schlüsselwort wird verwendet, um anzugeben, dass eine Variable oder eine Methode zur Klasse gehört und nicht zu einer bestimmten Instanz einer Klasse.</text:p>
        </text:list-item>
        <text:list-item>
          <text:p text:style-name="P3"><text:span text:style-name="Source_20_Text">void</text:span>: Dieses Schlüsselwort wird verwendet, um anzugeben, dass eine Methode keinen Rückgabewert hat.</text:p>
        </text:list-item>
        <text:list-item>
          <text:p text:style-name="P2"><text:span text:style-name="Source_20_Text">if</text:span>: Dieses Schlüsselwort wird verwendet, um eine bedingte Anweisung zu definieren, die nur dann ausgeführt wird, wenn eine bestimmte Bedingung erfüllt ist.</text:p>
        </text:list-item>
      </text:list>
      <text:p text:style-name="Text_20_body">Es gibt viele weitere reservierte Wörter in Java, die für verschiedene Zwecke verwendet werden. Es ist wichtig, dass Sie sie nicht als Variablennamen oder andere Namen in Ihrem Code verwenden, da dies zu Syntaxfehlern führen kann.</text:p>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7T12:03:07.212810217</meta:creation-date>
    <dc:date>2022-12-27T12:28:54.697478361</dc:date>
    <meta:editing-duration>PT4M25S</meta:editing-duration>
    <meta:editing-cycles>2</meta:editing-cycles>
    <meta:generator>LibreOffice/6.4.7.2$Linux_X86_64 LibreOffice_project/40$Build-2</meta:generator>
    <meta:document-statistic meta:table-count="0" meta:image-count="0" meta:object-count="0" meta:page-count="2" meta:paragraph-count="15" meta:word-count="342" meta:character-count="2387" meta:non-whitespace-character-count="2065"/>
  </office:meta>
</office:document-meta>
</file>